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 style:list-style-name="L1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 style:list-style-name="L1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1cm" draw:marker-start-width="0.35cm" draw:marker-end-width="0.35cm" draw:fill="solid" draw:fill-color="#ffffff" loext:fill-use-slide-background="false" draw:textarea-horizontal-align="justify" draw:textarea-vertical-align="middle" draw:auto-grow-height="false" fo:min-height="2.58cm" fo:min-width="2.33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/>
      <style:text-properties fo:font-size="14pt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" fo:font-size="14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style:font-name="Liberation Sans" fo:font-size="14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Liberation Sans" fo:font-size="14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="solid" draw:fill-color="#ffffff"/>
      <style:paragraph-properties fo:text-align="center"/>
      <style:text-properties style:font-name="Liberation Sans" fo:font-size="14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DISABLE" draw:style-name="gr1" draw:text-style-name="P2" xml:id="id2" draw:id="id2" draw:layer="layout" svg:width="4cm" svg:height="4cm" svg:x="1cm" svg:y="3.1cm">
          <text:p text:style-name="P1"><text:span text:style-name="T1">DISA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DISABLE 1" draw:style-name="gr2" draw:text-style-name="P4" xml:id="id3" draw:id="id3" draw:layer="layout" svg:width="4cm" svg:height="4cm" svg:x="5.901cm" svg:y="3.101cm">
          <text:p text:style-name="P3"><text:span text:style-name="T2">I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DISABLE 2" draw:style-name="gr3" draw:text-style-name="P4" xml:id="id4" draw:id="id4" draw:layer="layout" svg:width="4cm" svg:height="4cm" svg:x="10.4cm" svg:y="5.6cm">
          <text:p text:style-name="P3"><text:span text:style-name="T2">TE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DISABLE 3" draw:style-name="gr4" draw:text-style-name="P4" xml:id="id5" draw:id="id5" draw:layer="layout" svg:width="4cm" svg:height="4cm" svg:x="10.4cm" svg:y="10.85cm">
          <text:p text:style-name="P3"><text:span text:style-name="T2">ID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1" draw:id="id1" draw:layer="layout" svg:width="1cm" svg:height="1cm" svg:x="0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.9cm" svg:y1="1.5cm" svg:x2="3cm" svg:y2="3.1cm" draw:start-shape="id1" draw:start-glue-point="10" draw:end-shape="id2" draw:end-glue-point="4" svg:d="M1900 1500c734 0 1100 533 1100 1600" svg:viewBox="0 0 1101 1601">
          <text:p/>
        </draw:connector>
        <draw:connector draw:style-name="gr6" draw:text-style-name="P6" draw:layer="layout" draw:type="curve" svg:x1="5cm" svg:y1="5.1cm" svg:x2="5.901cm" svg:y2="5.101cm" draw:start-shape="id2" draw:start-glue-point="10" draw:end-shape="id3" draw:end-glue-point="6" svg:d="M5000 5100c676 0 226 1 901 1" svg:viewBox="0 0 902 2">
          <text:p/>
        </draw:connector>
        <draw:connector draw:style-name="gr6" draw:text-style-name="P6" draw:layer="layout" draw:type="curve" svg:x1="9.901cm" svg:y1="5.101cm" svg:x2="12.4cm" svg:y2="5.6cm" draw:start-shape="id3" draw:start-glue-point="10" draw:end-shape="id4" draw:end-glue-point="4" svg:d="M9901 5101c1666 0 2499 166 2499 499" svg:viewBox="0 0 2500 500">
          <text:p/>
        </draw:connector>
        <draw:connector draw:style-name="gr6" draw:text-style-name="P6" draw:layer="layout" draw:type="curve" svg:x1="12.4cm" svg:y1="9.6cm" svg:x2="12.4cm" svg:y2="10.85cm" draw:start-shape="id4" draw:start-glue-point="8" draw:end-shape="id5" draw:end-glue-point="4" svg:d="M12400 9600v1250" svg:viewBox="0 0 1 1251">
          <text:p/>
        </draw:connector>
        <draw:custom-shape draw:name="DISABLE 4" draw:style-name="gr7" draw:text-style-name="P8" xml:id="id7" draw:id="id7" draw:layer="layout" svg:width="4cm" svg:height="4cm" svg:x="4.504cm" svg:y="8.044cm">
          <text:p text:style-name="P7"><text:span text:style-name="T2">ERR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name="DISABLE 5" draw:style-name="gr8" draw:text-style-name="P8" xml:id="id6" draw:id="id6" draw:layer="layout" svg:width="4cm" svg:height="4cm" svg:x="5.55cm" svg:y="13.3cm">
          <text:p text:style-name="P7"><text:span text:style-name="T2">RUN</text:span> <text:span text:style-name="T2">JO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draw:type="curve" svg:x1="10.985cm" svg:y1="14.265cm" svg:x2="9.55cm" svg:y2="15.3cm" draw:start-shape="id5" draw:start-glue-point="7" draw:end-shape="id6" draw:end-glue-point="10" svg:d="M10985 14265c0 690-478 1035-1435 1035" svg:viewBox="0 0 1436 1036">
          <text:p/>
        </draw:connector>
        <draw:connector draw:style-name="gr6" draw:text-style-name="P6" draw:layer="layout" draw:type="curve" svg:x1="8.965cm" svg:y1="13.885cm" svg:x2="10.4cm" svg:y2="12.85cm" draw:start-shape="id6" draw:start-glue-point="11" draw:end-shape="id5" draw:end-glue-point="6" svg:d="M8965 13885c0-690 478-1035 1435-1035" svg:viewBox="0 0 1436 1036">
          <text:p/>
        </draw:connector>
        <draw:connector draw:style-name="gr6" draw:text-style-name="P6" draw:layer="layout" draw:type="curve" svg:x1="10.4cm" svg:y1="7.6cm" svg:x2="8.504cm" svg:y2="10.044cm" draw:start-shape="id4" draw:start-glue-point="6" draw:end-shape="id7" draw:end-glue-point="10" svg:d="M10400 7600c-1420 0-473 2444-1896 2444" svg:viewBox="0 0 1897 2445">
          <text:p/>
        </draw:connector>
        <draw:connector draw:style-name="gr6" draw:text-style-name="P6" draw:layer="layout" draw:type="curve" svg:x1="4.504cm" svg:y1="10.044cm" svg:x2="3cm" svg:y2="7.1cm" draw:start-shape="id7" draw:start-glue-point="6" draw:end-shape="id2" draw:end-glue-point="8" svg:d="M4504 10044c-1003 0-1504-981-1504-2944" svg:viewBox="0 0 1505 29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5cm" fo:page-height="1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6:07.935808570</meta:creation-date>
    <dc:date>2025-07-31T10:55:15.933869077</dc:date>
    <meta:editing-duration>PT8M6S</meta:editing-duration>
    <meta:editing-cycles>2</meta:editing-cycles>
    <meta:generator>LibreOffice/24.8.7.2$Linux_X86_64 LibreOffice_project/480$Build-2</meta:generator>
    <meta:document-statistic meta:object-count="15"/>
  </office:meta>
</office:document-meta>
</file>